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1" svg:font-family="'Times New Roman'"/>
    <style:font-face style:name="arial" svg:font-family="arial, sans-serif"/>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lt" fo:country="LT"/>
    </style:style>
    <style:style style:name="P2" style:family="paragraph" style:parent-style-name="Text_20_body">
      <style:text-properties fo:font-size="16pt" fo:language="lt" fo:country="LT" fo:font-weight="bold" style:font-size-asian="16pt" style:font-weight-asian="bold" style:font-size-complex="16pt" style:font-weight-complex="bold"/>
    </style:style>
    <style:style style:name="P3" style:family="paragraph" style:parent-style-name="Text_20_body">
      <style:text-properties fo:font-size="20pt" fo:language="lt" fo:country="LT" fo:font-weight="bold" style:font-size-asian="20pt" style:font-weight-asian="bold" style:font-size-complex="20pt" style:font-weight-complex="bold"/>
    </style:style>
    <style:style style:name="P4" style:family="paragraph" style:parent-style-name="Text_20_body">
      <style:paragraph-properties fo:margin-left="0.9165in" fo:margin-right="0.9201in" fo:margin-top="0in" fo:margin-bottom="0in" fo:line-height="138%" fo:text-indent="0in" style:auto-text-indent="false" style:writing-mode="lr-tb"/>
      <style:text-properties fo:font-variant="normal" fo:text-transform="none" fo:color="#000000" style:text-line-through-style="none" style:font-name="Times New Roman1" fo:font-size="26pt" fo:language="lt" fo:country="LT" fo:font-style="normal" style:text-underline-style="none" fo:font-weight="bold" style:text-blinking="false" fo:background-color="transparent"/>
    </style:style>
    <style:style style:name="P5" style:family="paragraph" style:parent-style-name="Text_20_body">
      <style:paragraph-properties fo:margin-left="0in" fo:margin-right="0.0035in" fo:margin-top="0.1929in" fo:margin-bottom="0in" fo:line-height="138%" fo:text-align="justify" style:justify-single-word="false" fo:text-indent="0in" style:auto-text-indent="false" style:writing-mode="lr-tb"/>
      <style:text-properties fo:font-variant="normal" fo:text-transform="none" fo:color="#000000" style:text-line-through-style="none" style:font-name="Times New Roman1" fo:font-size="11pt" fo:language="lt" fo:country="LT" fo:font-style="normal" style:text-underline-style="none" fo:font-weight="normal" style:text-blinking="false" fo:background-color="transparent"/>
    </style:style>
    <style:style style:name="P6" style:family="paragraph" style:parent-style-name="Text_20_body">
      <style:paragraph-properties fo:margin-left="0in" fo:margin-right="3.6535in" fo:margin-top="0.3264in" fo:margin-bottom="0in" fo:line-height="138%" fo:text-indent="0in" style:auto-text-indent="false" style:writing-mode="lr-tb"/>
      <style:text-properties fo:language="lt" fo:country="LT"/>
    </style:style>
    <style:style style:name="P7" style:family="paragraph" style:parent-style-name="Text_20_body">
      <style:paragraph-properties fo:margin-left="0in" fo:margin-right="2.5665in" fo:margin-top="0.35in" fo:margin-bottom="0in" fo:line-height="138%" fo:text-indent="0in" style:auto-text-indent="false" style:writing-mode="lr-tb"/>
      <style:text-properties fo:font-variant="normal" fo:text-transform="none" fo:color="#000000" style:text-line-through-style="none" style:font-name="Times New Roman1" fo:font-size="16pt" fo:language="lt" fo:country="LT" fo:font-style="normal" style:text-underline-style="none" fo:font-weight="bold" style:text-blinking="false" fo:background-color="transparent"/>
    </style:style>
    <style:style style:name="P8" style:family="paragraph" style:parent-style-name="Text_20_body">
      <style:paragraph-properties fo:margin-left="0in" fo:margin-right="1.6165in" fo:margin-top="0.1866in" fo:margin-bottom="0in" fo:line-height="138%" fo:text-align="center" style:justify-single-word="false" fo:text-indent="0in" style:auto-text-indent="false" style:writing-mode="lr-tb"/>
      <style:text-properties fo:language="lt" fo:country="LT" fo:font-weight="normal"/>
    </style:style>
    <style:style style:name="P9" style:family="paragraph" style:parent-style-name="Text_20_body">
      <style:paragraph-properties fo:margin-left="0in" fo:margin-right="1.6165in" fo:margin-top="0.1866in" fo:margin-bottom="0in" fo:line-height="138%" fo:text-align="start" style:justify-single-word="false" fo:text-indent="0in" style:auto-text-indent="false" style:writing-mode="lr-tb"/>
      <style:text-properties fo:language="lt" fo:country="LT" fo:font-weight="normal"/>
    </style:style>
    <style:style style:name="T1" style:family="text">
      <style:text-properties fo:font-variant="normal" fo:text-transform="none" fo:color="#000000" style:text-line-through-style="none" style:font-name="Times New Roman1"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1" fo:font-size="11pt"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style:font-name="Times New Roman1" fo:font-size="18pt" fo:font-style="normal" style:text-underline-style="none" style:text-blinking="false" fo:background-color="transparent"/>
    </style:style>
    <style:style style:name="T4" style:family="text">
      <style:text-properties fo:font-variant="normal" fo:text-transform="none" fo:color="#000000" style:text-line-through-style="none" style:font-name="Times New Roman1" fo:font-size="18pt" fo:font-style="normal" style:text-underline-style="none" fo:font-weight="bold" style:text-blinking="false" fo:background-color="transparent" style:font-weight-asian="bold" style:font-weight-complex="bold"/>
    </style:style>
    <style:style style:name="T5" style:family="text">
      <style:text-properties fo:font-variant="normal" fo:text-transform="none" fo:color="#000000" style:text-line-through-style="none" style:font-name="Times New Roman1" fo:font-size="20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Times New Roman1" fo:font-size="16pt" fo:font-style="normal" style:text-underline-style="none" fo:font-weight="bold" style:text-blinking="false" fo:background-color="transparent" style:font-size-asian="16pt" style:font-size-complex="16pt"/>
    </style:style>
    <style:style style:name="T7" style:family="text">
      <style:text-properties fo:font-style="normal" fo:font-weight="normal"/>
    </style:style>
    <style:style style:name="T8" style:family="text">
      <style:text-properties fo:language="lt" fo:country="LT"/>
    </style:style>
    <style:style style:name="T9" style:family="text">
      <style:text-properties fo:font-style="italic" style:font-style-asian="italic" style:font-style-complex="italic"/>
    </style:style>
    <style:style style:name="T10" style:family="text">
      <style:text-properties fo:font-style="italic" fo:font-weight="normal"/>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7383bc9a-7fff-ca91-7777-0edbfebc40a4"/>Sporto klubo valdymo sistema </text:p>
      <text:p text:style-name="P8"><text:span text:style-name="T3"><text:s text:c="9"/><text:tab/> <text:s/><text:tab/></text:span><text:span text:style-name="T4">Diegimo ir naudojimo vadovas</text:span></text:p>
      <text:p text:style-name="P9"><text:span text:style-name="T6">Įvadas</text:span><text:span text:style-name="T5"> </text:span><text:span text:style-name="T3"> </text:span></text:p>
      <text:p text:style-name="P5">Dokumentas aprašo sporto klubo valdymo sistemą skirtą sporto klubo klientų registracijai, pasiekimų apskaitai ir analizei. Sistema leidžia registruoti klientus, skaičiuoti klientų KMI, fiksuoti klientų fizinio aktyvumo rodiklius, atlikti paprastą kliento aktyvumo analizę. Papildomai sistema gali sudaryti kliento treniruočių tvarkaraštį ir apskaičiuoti treniruočių kainą. Sistema yra pritaikyta Lietuvos sporto klubų rinkai. </text:p>
      <text:p text:style-name="P6"><text:span text:style-name="T5">Sistemos vykdomos <text:s/>funkcijos <text:s text:c="15"/></text:span></text:p>
      <text:p text:style-name="P7">1. Klientų registracija</text:p>
      <text:p text:style-name="P1"><text:span text:style-name="T1">Meniu lange pasirinkus nuorodą </text:span><text:span text:style-name="T2">Naujas klientas,</text:span> įvedami šie duomenys: </text:p>
      <text:p text:style-name="P1">● Vartotojo registracijos numeris (privalomas laukas, unikalus);</text:p>
      <text:p text:style-name="P1">● Vardas (privalomas laukas); </text:p>
      <text:p text:style-name="P1">● Pavardė (privalomas laukas);</text:p>
      <text:p text:style-name="P1">● Telefonas (privalomas laukas); </text:p>
      <text:p text:style-name="P1">● Elektroninis pašto adresas (neprivalomas laukas) Kiekvienam registruojamam klientui yra sukuriamas atskiras duomenų failas. </text:p>
      <text:p text:style-name="P1">Siekiant išvengti įvedimo klaidų, atliekama įvedamų duomenų patikra. Įvedus klaidingus duomenis prašoma pakartoti duomenų įvedimą, kol gaunami korektiški duomenys.</text:p>
      <text:p text:style-name="P1"/>
      <text:p text:style-name="P2">2. Kliento registarcijos metu yra registruojami pagrindiniai klientų parametrai </text:p>
      <text:p text:style-name="P1">Kliento registracijos metu registruojami šie kūno parametrai: </text:p>
      <text:p text:style-name="P1">● Kūno svoris (privalomas laukas); </text:p>
      <text:p text:style-name="P1">● Ūgis (privalomas laukas) Klientų parametrai yra registruojami jų duomenų failuose. </text:p>
      <text:p text:style-name="P1">Siekiant išvengti įvedimo klaidų, atliekama įvedamų duomenų patikra analogiška <text:s/>1 punkte aprašytai patikrai.</text:p>
      <text:p text:style-name="P1"/>
      <text:p text:style-name="P1"/>
      <text:p text:style-name="P2"><text:soft-page-break/>3. Sistema skaičiuoja kliento KMI (kūno masės indeksą) </text:p>
      <text:p text:style-name="P1">Įvedus kliento svorio ir ūgio parametrus, sistema apskaičiuoja kliento kūno masės indeksą dviejų skaičių po kablelio tikslumu. Pateikiama apskaičiuoto KMI indekso reikšmė ir rekomendacijos klientui dėl mitybos ir fizinio aktyvumo, atsižvelgiant į konkrečią KMI indekso reikšmę. </text:p>
      <text:p text:style-name="P1"/>
      <text:p text:style-name="P2">4. Sistemoje yra registruojamas kliento fizinis aktyvumas </text:p>
      <text:p text:style-name="P1">Meniu lange pasirinkus nuorodą <text:span text:style-name="T9">Esamas klientas</text:span> sistema leidžia registruoti kliento fizinį aktyvumą kiekvieno sporto klubo apsilankymo metu. Registruojami šie duomenys: </text:p>
      <text:p text:style-name="P1">● Data (privalomas laukas); </text:p>
      <text:p text:style-name="P1">● Aktyvumo laikas (privalomas laukas); </text:p>
      <text:p text:style-name="P1">● Kliento kūno svoris (privalomas laukas); </text:p>
      <text:p text:style-name="P1">● Naudoti treniruokliai (neprivalomas laukas); </text:p>
      <text:p text:style-name="P1">Kliento KMI ir fizinis aktyvumas yra registruojamas kliento duomenų faile. </text:p>
      <text:p text:style-name="P1"/>
      <text:p text:style-name="P2">5. Sistema pateikia kliento KMI pokytį per klubo lankymo laikotrapį </text:p>
      <text:p text:style-name="P1">Sistema leidžia atvaizduoti kliento KMI pokytį per klubo lankymo laikotarpį. Statistika atvaizduojama lentelės pavidalu komandinėje eilutėje. </text:p>
      <text:p text:style-name="P1"/>
      <text:p text:style-name="P2">6. Sistema pateikia kliento svorio pokytį per klubo lankymo laikotarpį </text:p>
      <text:p text:style-name="P1">Sistema leidžia atvaizduoti kliento svorio pokytį per klubo lankymo laikotarpį. Statistika atvaizduojama lentelės pavidalu komandinėje eilutėje. </text:p>
      <text:p text:style-name="P1"/>
      <text:p text:style-name="P2">7. Sistema leidžia sudaryti kliento treniruočių tvarkaraštį </text:p>
      <text:p text:style-name="P1">Sistema leidžia sudaryti kliento savaitinį treniruočių tvarkaraštį. Tvarkaraštyje nurodomas treniruočių laikas ir naudojami treniruokliai. Tvarkaraštis įrašomas į atskirą duomenų failą. </text:p>
      <text:p text:style-name="P1"/>
      <text:p text:style-name="P2">8. Sistema leidžia apskaičiuoti treniruočių kainą </text:p>
      <text:p text:style-name="P1">Sistema leidžia apskaičiuoti kiekvienam klientui treniruočių kainą. Kaina skaičiuojama: </text:p>
      <text:p text:style-name="P1">● Pagal treniruočių tvarkaraštį; </text:p>
      <text:p text:style-name="P1">● Pagal faktinį aktyvumo laiką. </text:p>
      <text:p text:style-name="P1"/>
      <text:p text:style-name="P3">Naudojamos technologijos ir  technologiniai sprendimai</text:p>
      <text:p text:style-name="P1">Sistemai kurti panaudota: </text:p>
      <text:p text:style-name="P1">● Oracle Java 8+ ;</text:p>
      <text:p text:style-name="Text_20_body"><text:soft-page-break/><text:span text:style-name="T8">● Duomenų saugojimui naudojamas CSV failų formatas; </text:span></text:p>
      <text:p text:style-name="Text_20_body"><text:span text:style-name="T8">● Duomenų <text:s/>įvedimui ir išvedimui yra naudojama komandinė eilutė;</text:span></text:p>
      <text:p text:style-name="P1">● Programa pateikiama užsakovui JAR (java ARchive) failų formatu. Programos diegimas užsakovo serveryje vykdomas.</text:p>
      <text:p text:style-name="P1"/>
      <text:p text:style-name="P1"> <text:span text:style-name="T12">Diegimo instrukcija</text:span></text:p>
      <text:p text:style-name="Standard">10.1. „<text:span text:style-name="T7">Java“ kalbos kūrėjai sukūrė specialią programą „JavaTM Archive“, skirtą darbui su jar failais įprastoje operacinėje sistemoje. Ji yra „Java Development Kit“ dalis. Atsisiųskite programą iš kūrėjo svetainės adresu </text:span><text:span text:style-name="T10">//www.oracle.com/technetwork/java/javasebusiness/downloads/java-arc.</text:span></text:p>
      <text:p text:style-name="Standard"><text:span text:style-name="T10"/></text:p>
      <text:p text:style-name="Standard">10.2.</text:p>
      <text:p text:style-name="Standard">Paleiskite java interpretatorių ir įveskite komandą java -jar jar-file (ši komanda veikia JRE versijoje 1.2 arba naujesnėje), kur vietoj failo nurodykite <text:s/>paslaugos teikėjo nurodytą failo pavadinimą, kuris jums bus pateiktas nedelsiant, po paslaugos apmokėjimo. <text:s/>Norėdami gauti išsamesnes instrukcijas, kreipkitės į „TeamOne“.</text:p>
      <text:p text:style-name="P2"><text:span text:style-name="T11"/></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1" svg:font-family="'Times New Roman'"/>
    <style:font-face style:name="arial" svg:font-family="arial, sans-serif"/>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lt" fo:country="L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20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ęstutis Andriūnas</meta:initial-creator>
    <meta:creation-date>2019-08-19T15:07:06.07</meta:creation-date>
    <meta:document-statistic meta:table-count="0" meta:image-count="0" meta:object-count="0" meta:page-count="3" meta:paragraph-count="48" meta:word-count="492" meta:character-count="4090"/>
    <dc:date>2019-08-19T17:44:33.85</dc:date>
    <dc:creator>Kęstutis Andriūnas</dc:creator>
    <meta:editing-duration>PT15M53S</meta:editing-duration>
    <meta:editing-cycles>1</meta:editing-cycles>
    <meta:generator>OpenOffice/4.1.6$Win32 OpenOffice.org_project/416m1$Build-9790</meta:generator>
  </office:meta>
</office:document-meta>
</file>